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" manifest:full-path="ObjectReplacements/Object 6"/>
  <manifest:file-entry manifest:media-type="application/x-openoffice-gdimetafile;windows_formatname=&quot;GDIMetaFile&quot;" manifest:full-path="ObjectReplacements/Object 14"/>
  <manifest:file-entry manifest:media-type="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4" style:family="table">
      <style:table-properties style:width="16.974cm" table:align="left"/>
    </style:style>
    <style:style style:name="Table4.A" style:family="table-column">
      <style:table-column-properties style:column-width="8.5cm"/>
    </style:style>
    <style:style style:name="Table4.B" style:family="table-column">
      <style:table-column-properties style:column-width="8.474cm"/>
    </style:style>
    <style:style style:name="Table4.A1" style:family="table-cell">
      <style:table-cell-properties fo:padding="0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Text_20_body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167302369" text:style-name="L1">
        <text:list-item>
          <text:p text:style-name="P1">必须是陈述句。疑问句，祈使句等都不是命题。</text:p>
        </text:list-item>
        <text:list-item>
          <text:p text:style-name="P1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1" draw:name="Object1" text:anchor-type="as-char" svg:y="-0.393cm" svg:width="0.758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1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真值表</text:h>
      <text:p text:style-name="Text_20_body">一个非常有用的工具。分析复合命题的必选工具</text:p>
      <text:h text:style-name="Heading_20_4" text:outline-level="4">定义2 AND </text:h>
      <text:p text:style-name="Text_20_body">令p和q为命题，则<draw:frame draw:style-name="fr1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1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1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1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1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1" draw:name="Object22" text:anchor-type="as-char" svg:y="-0.393cm" svg:width="1.111cm" svg:height="0.492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20" text:anchor-type="as-char" svg:y="-0.393cm" svg:width="1.113cm" svg:height="0.492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1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1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 <draw:frame draw:style-name="fr1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<text:soft-page-break/>定义5 蕴涵 </text:h>
      <text:p text:style-name="Text_20_body">令p和q为命题，则<draw:frame draw:style-name="fr1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1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1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1" draw:name="Object18" text:anchor-type="as-char" svg:y="-0.393cm" svg:width="1.113cm" svg:height="0.492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1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<draw:frame draw:style-name="fr1" draw:name="Object17" text:anchor-type="as-char" svg:y="-0.393cm" svg:width="1.134cm" svg:height="0.49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逆蕴涵</text:p>
      <text:p text:style-name="Text_20_body"><draw:frame draw:style-name="fr1" draw:name="Object19" text:anchor-type="as-char" svg:y="-0.393cm" svg:width="1.681cm" svg:height="0.492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 逆否命题</text:p>
      <text:p text:style-name="Text_20_body"><draw:frame draw:style-name="fr1" draw:name="Object21" text:anchor-type="as-char" svg:y="-0.393cm" svg:width="1.503cm" svg:height="0.492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Text_20_body"><draw:frame draw:style-name="fr1" draw:name="Object12" text:anchor-type="as-char" svg:y="-0.393cm" svg:width="1.134cm" svg:height="0.492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无聊的蕴涵：</text:p>
      <text:list xml:id="list1834082396" text:style-name="L2">
        <text:list-item>
          <text:p text:style-name="P2">如果今天是星期五，那么2+3=5</text:p>
          <text:p text:style-name="P2">由于q总是真的，所以蕴涵总是为真。</text:p>
          <text:p text:style-name="P2">但是p和q之间没有任何关联，蕴涵没有实际意义。</text:p>
        </text:list-item>
        <text:list-item>
          <text:p text:style-name="P2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1" draw:name="Object25" text:anchor-type="as-char" svg:y="-0.393cm" svg:width="1.503cm" svg:height="0.492cm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1" draw:name="Object23" text:anchor-type="as-char" svg:y="-0.393cm" svg:width="1.503cm" svg:height="0.49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1" draw:name="Object24" text:anchor-type="as-char" svg:y="-0.393cm" svg:width="1.503cm" svg:height="0.492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/>
      <text:p text:style-name="Text_20_body"/>
      <text:p text:style-name="Text_20_body">通过真值表可以发现， 双蕴涵和异或是互逆关系。</text:p>
      <text:p text:style-name="Text_20_body"><text:soft-page-break/><draw:frame draw:style-name="fr1" draw:name="Object27" text:anchor-type="as-char" svg:y="-0.393cm" svg:width="3.348cm" svg:height="0.51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 table:number-columns-repeated="2"/>
        <table:table-row>
          <table:table-cell office:value-type="string">
            <text:p text:style-name="Text_20_body">p<text:tab/>q<text:tab/><draw:frame draw:style-name="fr1" draw:name="Object26" text:anchor-type="as-char" svg:y="-0.393cm" svg:width="1.113cm" svg:height="0.492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1" draw:name="Object30" text:anchor-type="as-char" svg:y="-0.393cm" svg:width="1.134cm" svg:height="0.492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1" draw:name="Object31" text:anchor-type="as-char" svg:y="-0.393cm" svg:width="1.134cm" svg:height="0.492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1" draw:name="Object28" text:anchor-type="as-char" svg:y="-0.393cm" svg:width="2.327cm" svg:height="0.51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 </text:p>
      <text:p text:style-name="Text_20_body"><draw:frame draw:style-name="fr2" draw:name="Object32" text:anchor-type="as-char" svg:y="-0.393cm" svg:width="1.393cm" svg:height="0.492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/text:p>
      <text:p text:style-name="Text_20_body"><draw:frame draw:style-name="fr2" draw:name="Object36" text:anchor-type="as-char" svg:y="-0.393cm" svg:width="1.397cm" svg:height="0.492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h text:style-name="Heading_20_3" text:outline-level="3">1.2.2 逻辑等价</text:h>
      <text:h text:style-name="Heading_20_4" text:outline-level="4">定义 2 <text:s/>p和q是复合命题， 如果<draw:frame draw:style-name="fr2" draw:name="Object37" text:anchor-type="as-char" svg:y="-0.393cm" svg:width="1.499cm" svg:height="0.492cm" draw:z-index="35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h>
      <text:p text:style-name="Text_20_body">记号<draw:frame draw:style-name="fr2" draw:name="Object38" text:anchor-type="as-char" svg:y="-0.393cm" svg:width="1.224cm" svg:height="0.492cm" draw:z-index="36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><text:soft-page-break/></text:p>
      <text:p text:style-name="Text_20_body"/>
      <text:h text:style-name="Heading_20_1" text:outline-level="1">附录A<text:tab/>TODO </text:h>
      <text:h text:style-name="Heading_20_2" text:outline-level="2">完成1.1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4" text:anchor-type="as-char" svg:y="-0.393cm" svg:width="1.921cm" svg:height="0.492cm" draw:z-index="4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5" text:anchor-type="as-char" svg:y="-0.393cm" svg:width="1.949cm" svg:height="0.492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6" text:anchor-type="as-char" svg:y="-0.393cm" svg:width="1.969cm" svg:height="0.492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7" text:anchor-type="as-char" svg:y="-0.393cm" svg:width="2.02cm" svg:height="0.492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8" text:anchor-type="as-char" svg:y="-0.393cm" svg:width="3.272cm" svg:height="0.492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9" text:anchor-type="as-char" svg:y="-0.393cm" svg:width="2.076cm" svg:height="0.515cm" draw:z-index="4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>德摩根定律：</text:p>
      <text:p text:style-name="Text_20_body"><draw:frame draw:style-name="fr2" draw:name="Object39" text:anchor-type="as-char" svg:y="-0.393cm" svg:width="3.905cm" svg:height="0.515cm" draw:z-index="37"><draw:object xlink:href="./Object 39" xlink:type="simple" xlink:show="embed" xlink:actuate="onLoad"/><draw:image xlink:href="./ObjectReplacements/Object 39" xlink:type="simple" xlink:show="embed" xlink:actuate="onLoad"/></draw:frame>推广： <draw:frame draw:style-name="fr2" draw:name="Object42" text:anchor-type="as-char" svg:y="-0.393cm" svg:width="7.971cm" svg:height="0.563cm" draw:z-index="40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2" draw:name="Object40" text:anchor-type="as-char" svg:y="-0.393cm" svg:width="3.916cm" svg:height="0.517cm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2" draw:name="Object43" text:anchor-type="as-char" svg:y="-0.393cm" svg:width="7.971cm" svg:height="0.563cm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2" draw:name="Object41" text:anchor-type="as-char" svg:y="-0.393cm" svg:width="5.218cm" svg:height="0.515cm" draw:z-index="39"><draw:object xlink:href="./Object 41" xlink:type="simple" xlink:show="embed" xlink:actuate="onLoad"/><draw:image xlink:href="./ObjectReplacements/Object 41" xlink:type="simple" xlink:show="embed" xlink:actuate="onLoad"/></draw:frame> 分配率</text:p>
      <text:p text:style-name="Text_20_body"/>
      <text:p text:style-name="Text_20_body"><draw:frame draw:style-name="fr2" draw:name="Object29" text:anchor-type="as-char" svg:y="-0.393cm" svg:width="2.78cm" svg:height="0.492cm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p text:style-name="Text_20_body"/>
      <text:h text:style-name="Heading_20_1" text:outline-level="1">附录C<text:tab/>工具集</text:h>
      <text:h text:style-name="Heading_20_2" text:outline-level="2">真值表</text:h>
      <text:p text:style-name="Text_20_body">判断逻辑等价的最基本的方式是真值表。</text:p>
      <text:h text:style-name="Heading_20_2" text:outline-level="2">反向思考</text:h>
      <text:p text:style-name="Text_20_body">考虑所有东西的反</text:p>
      <text:h text:style-name="Heading_20_1" text:outline-level="1"><text:soft-page-break/>附录D<text:tab/>错误集</text:h>
      <text:h text:style-name="Heading_20_2" text:outline-level="2">条件和结论的混淆：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1" draw:name="Object33" text:anchor-type="as-char" svg:y="-0.393cm" svg:width="2.847cm" svg:height="0.517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1" draw:name="Object34" text:anchor-type="as-char" svg:y="-0.393cm" svg:width="2.028cm" svg:height="0.517cm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1" draw:name="Object35" text:anchor-type="as-char" svg:y="-0.393cm" svg:width="2.822cm" svg:height="0.517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2-12-03T11:49:57</dc:date>
    <meta:editing-duration>PT4H14M15S</meta:editing-duration>
    <meta:editing-cycles>53</meta:editing-cycles>
    <meta:generator>LibreOffice/3.5$Linux_X86_64 LibreOffice_project/350m1$Build-2</meta:generator>
    <dc:creator>jiangrui </dc:creator>
    <meta:document-statistic meta:table-count="4" meta:image-count="0" meta:object-count="49" meta:page-count="5" meta:paragraph-count="139" meta:word-count="644" meta:character-count="1707" meta:non-whitespace-character-count="1831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o stretchy="false">(</mo>
        <mrow>
          <mrow>
            <mrow>
              <mo stretchy="false">¬</mo>
              <mi>p</mi>
            </mrow>
            <mo stretchy="false">∧</mo>
            <mrow>
              <mo stretchy="false">¬</mo>
              <mi>q</mi>
            </mrow>
          </mrow>
        </mrow>
        <mo stretchy="false">)</mo>
      </mrow>
    </mrow>
    <annotation encoding="StarMath 5.0">neg (p or q) dlrarrow (neg p and neg q)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o stretchy="false">(</mo>
        <mrow>
          <mrow>
            <mrow>
              <mo stretchy="false">¬</mo>
              <mi>p</mi>
            </mrow>
            <mo stretchy="false">∨</mo>
            <mrow>
              <mo stretchy="false">¬</mo>
              <mi>q</mi>
            </mrow>
          </mrow>
        </mrow>
        <mo stretchy="false">)</mo>
      </mrow>
    </mrow>
    <annotation encoding="StarMath 5.0">neg (p and q) dlrarrow (neg p or neg q)</annotation>
  </semantics>
</math>
</file>

<file path=Object 41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o stretchy="false">(</mo>
        <mrow>
          <mrow>
            <mrow>
              <mrow>
                <mrow>
                  <mo stretchy="false">¬</mo>
                  <msub>
                    <mi>p</mi>
                    <mn>1</mn>
                  </msub>
                </mrow>
                <mo stretchy="false">∧</mo>
                <mrow>
                  <mo stretchy="false">¬</mo>
                  <msub>
                    <mi>p</mi>
                    <mn>2</mn>
                  </msub>
                </mrow>
              </mrow>
              <mo stretchy="false">∧</mo>
              <mn>...</mn>
            </mrow>
            <mo stretchy="false">∧</mo>
            <mrow>
              <mo stretchy="false">¬</mo>
              <msub>
                <mi>p</mi>
                <mi>n</mi>
              </msub>
            </mrow>
          </mrow>
        </mrow>
        <mo stretchy="false">)</mo>
      </mrow>
    </mrow>
    <annotation encoding="StarMath 5.0">neg (p_1 or p_2 or ... or p_n) dlrarrow (neg p_1 and neg p_2 and ... and neg p_n)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o stretchy="false">(</mo>
        <mrow>
          <mrow>
            <mrow>
              <mrow>
                <mrow>
                  <mo stretchy="false">¬</mo>
                  <msub>
                    <mi>p</mi>
                    <mn>1</mn>
                  </msub>
                </mrow>
                <mo stretchy="false">∨</mo>
                <mrow>
                  <mo stretchy="false">¬</mo>
                  <msub>
                    <mi>p</mi>
                    <mn>2</mn>
                  </msub>
                </mrow>
              </mrow>
              <mo stretchy="false">∨</mo>
              <mn>...</mn>
            </mrow>
            <mo stretchy="false">∨</mo>
            <mrow>
              <mo stretchy="false">¬</mo>
              <msub>
                <mi>p</mi>
                <mi>n</mi>
              </msub>
            </mrow>
          </mrow>
        </mrow>
        <mo stretchy="false">)</mo>
      </mrow>
    </mrow>
    <annotation encoding="StarMath 5.0">neg (p_1 and p_2 and ... and p_n) dlrarrow (neg p_1 or neg p_2 or ... or neg p_n)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